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60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visibility="collapse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>
            <text:p>System</text:p>
          </table:table-cell>
          <table:table-cell office:value-type="string">
            <text:p>Cores</text:p>
          </table:table-cell>
          <table:table-cell office:value-type="string">
            <text:p>Graph</text:p>
          </table:table-cell>
          <table:table-cell office:value-type="string">
            <text:p>Ants</text:p>
          </table:table-cell>
          <table:table-cell office:value-type="string">
            <text:p>Method</text:p>
          </table:table-cell>
          <table:table-cell office:value-type="string">
            <text:p>Best Tour</text:p>
          </table:table-cell>
          <table:table-cell office:value-type="string">
            <text:p>Ant Byte Size</text:p>
          </table:table-cell>
          <table:table-cell office:value-type="string">
            <text:p>Transfers</text:p>
          </table:table-cell>
          <table:table-cell office:value-type="string">
            <text:p>Total</text:p>
          </table:table-cell>
          <table:table-cell office:value-type="string">
            <text:p>Compute</text:p>
          </table:table-cell>
          <table:table-cell office:value-type="string">
            <text:p>Transfer</text:p>
          </table:table-cell>
          <table:table-cell office:value-type="string">
            <text:p>ACO</text:p>
          </table:table-cell>
          <table:table-cell office:value-type="string">
            <text:p>Sync</text:p>
          </table:table-cell>
        </table:table-row>
        <table:table-row table:style-name="ro1">
          <table:table-cell office:value-type="string">
            <text:p>out/bluegene/stdout-512-11264-512-1-clustering-181350</text:p>
          </table:table-cell>
          <table:table-cell office:value-type="string">
            <text:p>Bluegene</text:p>
          </table:table-cell>
          <table:table-cell office:value-type="float" office:value="512">
            <text:p>512</text:p>
          </table:table-cell>
          <table:table-cell office:value-type="float" office:value="11264">
            <text:p>11264</text:p>
          </table:table-cell>
          <table:table-cell office:value-type="float" office:value="512">
            <text:p>512</text:p>
          </table:table-cell>
          <table:table-cell office:value-type="string">
            <text:p>clustering</text:p>
          </table:table-cell>
          <table:table-cell office:value-type="float" office:value="1441840">
            <text:p>1441840</text:p>
          </table:table-cell>
          <table:table-cell office:value-type="float" office:value="45076">
            <text:p>45076</text:p>
          </table:table-cell>
          <table:table-cell office:value-type="float" office:value="10970">
            <text:p>10970</text:p>
          </table:table-cell>
          <table:table-cell office:value-type="float" office:value="407.76">
            <text:p>407.76</text:p>
          </table:table-cell>
          <table:table-cell office:value-type="float" office:value="70.25">
            <text:p>70.25</text:p>
          </table:table-cell>
          <table:table-cell office:value-type="float" office:value="337.51">
            <text:p>337.51</text:p>
          </table:table-cell>
          <table:table-cell office:value-type="float" office:value="404.094">
            <text:p>404.094</text:p>
          </table:table-cell>
          <table:table-cell office:value-type="float" office:value="3.654">
            <text:p>3.654</text:p>
          </table:table-cell>
        </table:table-row>
        <table:table-row table:style-name="ro1">
          <table:table-cell office:value-type="string">
            <text:p>out/bluegene/stdout-256-11264-512-1-clustering-181351</text:p>
          </table:table-cell>
          <table:table-cell office:value-type="string">
            <text:p>Bluegene</text:p>
          </table:table-cell>
          <table:table-cell office:value-type="float" office:value="256">
            <text:p>256</text:p>
          </table:table-cell>
          <table:table-cell office:value-type="float" office:value="11264">
            <text:p>11264</text:p>
          </table:table-cell>
          <table:table-cell office:value-type="float" office:value="512">
            <text:p>512</text:p>
          </table:table-cell>
          <table:table-cell office:value-type="string">
            <text:p>clustering</text:p>
          </table:table-cell>
          <table:table-cell office:value-type="float" office:value="1443709">
            <text:p>1443709</text:p>
          </table:table-cell>
          <table:table-cell office:value-type="float" office:value="45076">
            <text:p>45076</text:p>
          </table:table-cell>
          <table:table-cell office:value-type="float" office:value="21658">
            <text:p>21658</text:p>
          </table:table-cell>
          <table:table-cell office:value-type="float" office:value="469.184">
            <text:p>469.184</text:p>
          </table:table-cell>
          <table:table-cell office:value-type="float" office:value="133.878">
            <text:p>133.878</text:p>
          </table:table-cell>
          <table:table-cell office:value-type="float" office:value="335.306">
            <text:p>335.306</text:p>
          </table:table-cell>
          <table:table-cell office:value-type="float" office:value="465.873">
            <text:p>465.873</text:p>
          </table:table-cell>
          <table:table-cell office:value-type="float" office:value="3.294">
            <text:p>3.294</text:p>
          </table:table-cell>
        </table:table-row>
        <table:table-row table:style-name="ro1">
          <table:table-cell office:value-type="string">
            <text:p>out/bluegene/stdout-512-8192-512-1-clustering-181335</text:p>
          </table:table-cell>
          <table:table-cell office:value-type="string">
            <text:p>Bluegene</text:p>
          </table:table-cell>
          <table:table-cell office:value-type="float" office:value="512">
            <text:p>512</text:p>
          </table:table-cell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office:value-type="string">
            <text:p>clustering</text:p>
          </table:table-cell>
          <table:table-cell office:value-type="float" office:value="1049003">
            <text:p>1049003</text:p>
          </table:table-cell>
          <table:table-cell office:value-type="float" office:value="32788">
            <text:p>32788</text:p>
          </table:table-cell>
          <table:table-cell office:value-type="float" office:value="8018">
            <text:p>8018</text:p>
          </table:table-cell>
          <table:table-cell office:value-type="float" office:value="278.432">
            <text:p>278.432</text:p>
          </table:table-cell>
          <table:table-cell office:value-type="float" office:value="37.745">
            <text:p>37.745</text:p>
          </table:table-cell>
          <table:table-cell office:value-type="float" office:value="240.687">
            <text:p>240.687</text:p>
          </table:table-cell>
          <table:table-cell office:value-type="float" office:value="276.9">
            <text:p>276.9</text:p>
          </table:table-cell>
          <table:table-cell office:value-type="float" office:value="1.529">
            <text:p>1.529</text:p>
          </table:table-cell>
        </table:table-row>
        <table:table-row table:style-name="ro1">
          <table:table-cell office:value-type="string">
            <text:p>out/bluegene/stdout-256-8192-512-1-clustering-181336</text:p>
          </table:table-cell>
          <table:table-cell office:value-type="string">
            <text:p>Bluegene</text:p>
          </table:table-cell>
          <table:table-cell office:value-type="float" office:value="256">
            <text:p>256</text:p>
          </table:table-cell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office:value-type="string">
            <text:p>clustering</text:p>
          </table:table-cell>
          <table:table-cell office:value-type="float" office:value="1049199">
            <text:p>1049199</text:p>
          </table:table-cell>
          <table:table-cell office:value-type="float" office:value="32788">
            <text:p>32788</text:p>
          </table:table-cell>
          <table:table-cell office:value-type="float" office:value="15799">
            <text:p>15799</text:p>
          </table:table-cell>
          <table:table-cell office:value-type="float" office:value="316.239">
            <text:p>316.239</text:p>
          </table:table-cell>
          <table:table-cell office:value-type="float" office:value="72.833">
            <text:p>72.833</text:p>
          </table:table-cell>
          <table:table-cell office:value-type="float" office:value="243.407">
            <text:p>243.407</text:p>
          </table:table-cell>
          <table:table-cell office:value-type="float" office:value="312.114">
            <text:p>312.114</text:p>
          </table:table-cell>
          <table:table-cell office:value-type="float" office:value="4.123">
            <text:p>4.123</text:p>
          </table:table-cell>
        </table:table-row>
        <table:table-row table:style-name="ro1">
          <table:table-cell office:value-type="string">
            <text:p>out/bluegene/stdout-128-8192-512-1-clustering-181337</text:p>
          </table:table-cell>
          <table:table-cell office:value-type="string">
            <text:p>Bluegene</text:p>
          </table:table-cell>
          <table:table-cell office:value-type="float" office:value="128">
            <text:p>128</text:p>
          </table:table-cell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office:value-type="string">
            <text:p>clustering</text:p>
          </table:table-cell>
          <table:table-cell office:value-type="float" office:value="1049537">
            <text:p>1049537</text:p>
          </table:table-cell>
          <table:table-cell office:value-type="float" office:value="32788">
            <text:p>32788</text:p>
          </table:table-cell>
          <table:table-cell office:value-type="float" office:value="31087">
            <text:p>31087</text:p>
          </table:table-cell>
          <table:table-cell office:value-type="float" office:value="404.448">
            <text:p>404.448</text:p>
          </table:table-cell>
          <table:table-cell office:value-type="float" office:value="135.185">
            <text:p>135.185</text:p>
          </table:table-cell>
          <table:table-cell office:value-type="float" office:value="269.263">
            <text:p>269.263</text:p>
          </table:table-cell>
          <table:table-cell office:value-type="float" office:value="403.808">
            <text:p>403.808</text:p>
          </table:table-cell>
          <table:table-cell office:value-type="float" office:value="0.637">
            <text:p>0.637</text:p>
          </table:table-cell>
        </table:table-row>
        <table:table-row table:style-name="ro1">
          <table:table-cell office:value-type="string">
            <text:p>out/bluegene/stdout-1024-4096-1024-1-clustering-181321</text:p>
          </table:table-cell>
          <table:table-cell office:value-type="string">
            <text:p>Bluegene</text:p>
          </table:table-cell>
          <table:table-cell office:value-type="float" office:value="1024">
            <text:p>1024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523728">
            <text:p>523728</text:p>
          </table:table-cell>
          <table:table-cell office:value-type="float" office:value="16404">
            <text:p>16404</text:p>
          </table:table-cell>
          <table:table-cell office:value-type="float" office:value="4040">
            <text:p>4040</text:p>
          </table:table-cell>
          <table:table-cell office:value-type="float" office:value="424.931">
            <text:p>424.931</text:p>
          </table:table-cell>
          <table:table-cell office:value-type="float" office:value="9.712">
            <text:p>9.712</text:p>
          </table:table-cell>
          <table:table-cell office:value-type="float" office:value="415.219">
            <text:p>415.219</text:p>
          </table:table-cell>
          <table:table-cell office:value-type="float" office:value="424.432">
            <text:p>424.432</text:p>
          </table:table-cell>
          <table:table-cell office:value-type="float" office:value="0.491">
            <text:p>0.491</text:p>
          </table:table-cell>
        </table:table-row>
        <table:table-row table:style-name="ro1">
          <table:table-cell office:value-type="string">
            <text:p>out/bluegene/stdout-512-4096-1024-1-clustering-181322</text:p>
          </table:table-cell>
          <table:table-cell office:value-type="string">
            <text:p>Bluegene</text:p>
          </table:table-cell>
          <table:table-cell office:value-type="float" office:value="512">
            <text:p>512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524528">
            <text:p>524528</text:p>
          </table:table-cell>
          <table:table-cell office:value-type="float" office:value="16404">
            <text:p>16404</text:p>
          </table:table-cell>
          <table:table-cell office:value-type="float" office:value="8004">
            <text:p>8004</text:p>
          </table:table-cell>
          <table:table-cell office:value-type="float" office:value="182.492">
            <text:p>182.492</text:p>
          </table:table-cell>
          <table:table-cell office:value-type="float" office:value="19.196">
            <text:p>19.196</text:p>
          </table:table-cell>
          <table:table-cell office:value-type="float" office:value="163.297">
            <text:p>163.297</text:p>
          </table:table-cell>
          <table:table-cell office:value-type="float" office:value="182.076">
            <text:p>182.076</text:p>
          </table:table-cell>
          <table:table-cell office:value-type="float" office:value="0.413">
            <text:p>0.413</text:p>
          </table:table-cell>
        </table:table-row>
        <table:table-row table:style-name="ro1">
          <table:table-cell office:value-type="string">
            <text:p>out/bluegene/stdout-512-4096-1024-1-clustering-181331</text:p>
          </table:table-cell>
          <table:table-cell office:value-type="string">
            <text:p>Bluegene</text:p>
          </table:table-cell>
          <table:table-cell office:value-type="float" office:value="512">
            <text:p>512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524365">
            <text:p>524365</text:p>
          </table:table-cell>
          <table:table-cell office:value-type="float" office:value="16404">
            <text:p>16404</text:p>
          </table:table-cell>
          <table:table-cell office:value-type="float" office:value="7985">
            <text:p>7985</text:p>
          </table:table-cell>
          <table:table-cell office:value-type="float" office:value="153.537">
            <text:p>153.537</text:p>
          </table:table-cell>
          <table:table-cell office:value-type="float" office:value="19.229">
            <text:p>19.229</text:p>
          </table:table-cell>
          <table:table-cell office:value-type="float" office:value="134.308">
            <text:p>134.308</text:p>
          </table:table-cell>
          <table:table-cell office:value-type="float" office:value="151.914">
            <text:p>151.914</text:p>
          </table:table-cell>
          <table:table-cell office:value-type="float" office:value="1.615">
            <text:p>1.615</text:p>
          </table:table-cell>
        </table:table-row>
        <table:table-row table:style-name="ro1">
          <table:table-cell office:value-type="string">
            <text:p>out/bluegene/stdout-256-4096-1024-1-clustering-181323</text:p>
          </table:table-cell>
          <table:table-cell office:value-type="string">
            <text:p>Bluegene</text:p>
          </table:table-cell>
          <table:table-cell office:value-type="float" office:value="256">
            <text:p>256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524665">
            <text:p>524665</text:p>
          </table:table-cell>
          <table:table-cell office:value-type="float" office:value="16404">
            <text:p>16404</text:p>
          </table:table-cell>
          <table:table-cell office:value-type="float" office:value="15800">
            <text:p>15800</text:p>
          </table:table-cell>
          <table:table-cell office:value-type="float" office:value="234.647">
            <text:p>234.647</text:p>
          </table:table-cell>
          <table:table-cell office:value-type="float" office:value="37.771">
            <text:p>37.771</text:p>
          </table:table-cell>
          <table:table-cell office:value-type="float" office:value="196.876">
            <text:p>196.876</text:p>
          </table:table-cell>
          <table:table-cell office:value-type="float" office:value="234.582">
            <text:p>234.582</text:p>
          </table:table-cell>
          <table:table-cell office:value-type="float" office:value="0.064">
            <text:p>0.064</text:p>
          </table:table-cell>
        </table:table-row>
        <table:table-row table:style-name="ro1">
          <table:table-cell office:value-type="string">
            <text:p>out/bluegene/stdout-256-4096-1024-1-clustering-181332</text:p>
          </table:table-cell>
          <table:table-cell office:value-type="string">
            <text:p>Bluegene</text:p>
          </table:table-cell>
          <table:table-cell office:value-type="float" office:value="256">
            <text:p>256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524663">
            <text:p>524663</text:p>
          </table:table-cell>
          <table:table-cell office:value-type="float" office:value="16404">
            <text:p>16404</text:p>
          </table:table-cell>
          <table:table-cell office:value-type="float" office:value="15808">
            <text:p>15808</text:p>
          </table:table-cell>
          <table:table-cell office:value-type="float" office:value="199.709">
            <text:p>199.709</text:p>
          </table:table-cell>
          <table:table-cell office:value-type="float" office:value="37.863">
            <text:p>37.863</text:p>
          </table:table-cell>
          <table:table-cell office:value-type="float" office:value="161.846">
            <text:p>161.846</text:p>
          </table:table-cell>
          <table:table-cell office:value-type="float" office:value="199.397">
            <text:p>199.397</text:p>
          </table:table-cell>
          <table:table-cell office:value-type="float" office:value="0.307">
            <text:p>0.307</text:p>
          </table:table-cell>
        </table:table-row>
        <table:table-row table:style-name="ro1">
          <table:table-cell office:value-type="string">
            <text:p>out/bluegene/stdout-128-4096-1024-1-clustering-181324</text:p>
          </table:table-cell>
          <table:table-cell office:value-type="string">
            <text:p>Bluegene</text:p>
          </table:table-cell>
          <table:table-cell office:value-type="float" office:value="128">
            <text:p>128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524899">
            <text:p>524899</text:p>
          </table:table-cell>
          <table:table-cell office:value-type="float" office:value="16404">
            <text:p>16404</text:p>
          </table:table-cell>
          <table:table-cell office:value-type="float" office:value="30486">
            <text:p>30486</text:p>
          </table:table-cell>
          <table:table-cell office:value-type="float" office:value="401.774">
            <text:p>401.774</text:p>
          </table:table-cell>
          <table:table-cell office:value-type="float" office:value="72.832">
            <text:p>72.832</text:p>
          </table:table-cell>
          <table:table-cell office:value-type="float" office:value="328.941">
            <text:p>328.941</text:p>
          </table:table-cell>
          <table:table-cell office:value-type="float" office:value="401.752">
            <text:p>401.752</text:p>
          </table:table-cell>
          <table:table-cell office:value-type="float" office:value="0.021">
            <text:p>0.021</text:p>
          </table:table-cell>
        </table:table-row>
        <table:table-row table:style-name="ro1">
          <table:table-cell office:value-type="string">
            <text:p>out/bluegene/stdout-128-4096-1024-1-clustering-181333</text:p>
          </table:table-cell>
          <table:table-cell office:value-type="string">
            <text:p>Bluegene</text:p>
          </table:table-cell>
          <table:table-cell office:value-type="float" office:value="128">
            <text:p>128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524647">
            <text:p>524647</text:p>
          </table:table-cell>
          <table:table-cell office:value-type="float" office:value="16404">
            <text:p>16404</text:p>
          </table:table-cell>
          <table:table-cell office:value-type="float" office:value="30535">
            <text:p>30535</text:p>
          </table:table-cell>
          <table:table-cell office:value-type="float" office:value="317.23">
            <text:p>317.23</text:p>
          </table:table-cell>
          <table:table-cell office:value-type="float" office:value="73.031">
            <text:p>73.031</text:p>
          </table:table-cell>
          <table:table-cell office:value-type="float" office:value="244.199">
            <text:p>244.199</text:p>
          </table:table-cell>
          <table:table-cell office:value-type="float" office:value="316.977">
            <text:p>316.977</text:p>
          </table:table-cell>
          <table:table-cell office:value-type="float" office:value="0.252">
            <text:p>0.252</text:p>
          </table:table-cell>
        </table:table-row>
        <table:table-row table:style-name="ro1">
          <table:table-cell office:value-type="string">
            <text:p>out/bluegene/stdout-1024-1024-1024-1-clustering-181315</text:p>
          </table:table-cell>
          <table:table-cell office:value-type="string">
            <text:p>Bluegene</text:p>
          </table:table-cell>
          <table:table-cell table:number-columns-repeated="3"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132758">
            <text:p>132758</text:p>
          </table:table-cell>
          <table:table-cell office:value-type="float" office:value="4116">
            <text:p>4116</text:p>
          </table:table-cell>
          <table:table-cell office:value-type="float" office:value="1024">
            <text:p>1024</text:p>
          </table:table-cell>
          <table:table-cell office:value-type="float" office:value="101.451">
            <text:p>101.451</text:p>
          </table:table-cell>
          <table:table-cell office:value-type="float" office:value="0.61">
            <text:p>0.61</text:p>
          </table:table-cell>
          <table:table-cell office:value-type="float" office:value="100.84">
            <text:p>100.84</text:p>
          </table:table-cell>
          <table:table-cell office:value-type="float" office:value="100.173">
            <text:p>100.173</text:p>
          </table:table-cell>
          <table:table-cell office:value-type="float" office:value="1.274">
            <text:p>1.274</text:p>
          </table:table-cell>
        </table:table-row>
        <table:table-row table:style-name="ro1">
          <table:table-cell office:value-type="string">
            <text:p>out/bluegene/stdout-512-1024-1024-1-clustering-181316</text:p>
          </table:table-cell>
          <table:table-cell office:value-type="string">
            <text:p>Bluegene</text:p>
          </table:table-cell>
          <table:table-cell office:value-type="float" office:value="512">
            <text:p>512</text:p>
          </table:table-cell>
          <table:table-cell table:number-columns-repeated="2"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130526">
            <text:p>130526</text:p>
          </table:table-cell>
          <table:table-cell office:value-type="float" office:value="4116">
            <text:p>4116</text:p>
          </table:table-cell>
          <table:table-cell office:value-type="float" office:value="1955">
            <text:p>1955</text:p>
          </table:table-cell>
          <table:table-cell office:value-type="float" office:value="33.12">
            <text:p>33.12</text:p>
          </table:table-cell>
          <table:table-cell office:value-type="float" office:value="1.219">
            <text:p>1.219</text:p>
          </table:table-cell>
          <table:table-cell office:value-type="float" office:value="31.9">
            <text:p>31.9</text:p>
          </table:table-cell>
          <table:table-cell office:value-type="float" office:value="30.259">
            <text:p>30.259</text:p>
          </table:table-cell>
          <table:table-cell office:value-type="float" office:value="2.859">
            <text:p>2.859</text:p>
          </table:table-cell>
        </table:table-row>
        <table:table-row table:style-name="ro1">
          <table:table-cell office:value-type="string">
            <text:p>out/bluegene/stdout-256-1024-1024-1-clustering-181317</text:p>
          </table:table-cell>
          <table:table-cell office:value-type="string">
            <text:p>Bluegene</text:p>
          </table:table-cell>
          <table:table-cell office:value-type="float" office:value="256">
            <text:p>256</text:p>
          </table:table-cell>
          <table:table-cell table:number-columns-repeated="2"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131877">
            <text:p>131877</text:p>
          </table:table-cell>
          <table:table-cell office:value-type="float" office:value="4116">
            <text:p>4116</text:p>
          </table:table-cell>
          <table:table-cell office:value-type="float" office:value="3739">
            <text:p>3739</text:p>
          </table:table-cell>
          <table:table-cell office:value-type="float" office:value="34.034">
            <text:p>34.034</text:p>
          </table:table-cell>
          <table:table-cell office:value-type="float" office:value="2.429">
            <text:p>2.429</text:p>
          </table:table-cell>
          <table:table-cell office:value-type="float" office:value="31.606">
            <text:p>31.606</text:p>
          </table:table-cell>
          <table:table-cell office:value-type="float" office:value="33.827">
            <text:p>33.827</text:p>
          </table:table-cell>
          <table:table-cell office:value-type="float" office:value="0.206">
            <text:p>0.206</text:p>
          </table:table-cell>
        </table:table-row>
        <table:table-row table:style-name="ro1">
          <table:table-cell office:value-type="string">
            <text:p>out/bluegene/stdout-128-1024-1024-1-clustering-181318</text:p>
          </table:table-cell>
          <table:table-cell office:value-type="string">
            <text:p>Bluegene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024">
            <text:p>1024</text:p>
          </table:table-cell>
          <table:table-cell office:value-type="string">
            <text:p>clustering</text:p>
          </table:table-cell>
          <table:table-cell office:value-type="float" office:value="131977">
            <text:p>131977</text:p>
          </table:table-cell>
          <table:table-cell office:value-type="float" office:value="4116">
            <text:p>4116</text:p>
          </table:table-cell>
          <table:table-cell office:value-type="float" office:value="7212">
            <text:p>7212</text:p>
          </table:table-cell>
          <table:table-cell office:value-type="float" office:value="33.556">
            <text:p>33.556</text:p>
          </table:table-cell>
          <table:table-cell office:value-type="float" office:value="4.819">
            <text:p>4.819</text:p>
          </table:table-cell>
          <table:table-cell office:value-type="float" office:value="28.736">
            <text:p>28.736</text:p>
          </table:table-cell>
          <table:table-cell office:value-type="float" office:value="33.48">
            <text:p>33.48</text:p>
          </table:table-cell>
          <table:table-cell office:value-type="float" office:value="0.075">
            <text:p>0.075</text:p>
          </table:table-cell>
        </table:table-row>
        <table:table-row table:style-name="ro1">
          <table:table-cell office:value-type="string">
            <text:p>out/kratos/kratos-16-8096-dist</text:p>
          </table:table-cell>
          <table:table-cell office:value-type="string">
            <text:p>Kratos</text:p>
          </table:table-cell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967808">
            <text:p>967808</text:p>
          </table:table-cell>
          <table:table-cell office:value-type="float" office:value="32416">
            <text:p>32416</text:p>
          </table:table-cell>
          <table:table-cell office:value-type="float" office:value="75908">
            <text:p>75908</text:p>
          </table:table-cell>
          <table:table-cell office:value-type="float" office:value="135.788">
            <text:p>135.788</text:p>
          </table:table-cell>
          <table:table-cell office:value-type="float" office:value="75.804">
            <text:p>75.804</text:p>
          </table:table-cell>
          <table:table-cell office:value-type="float" office:value="59.983">
            <text:p>59.983</text:p>
          </table:table-cell>
          <table:table-cell office:value-type="float" office:value="135.463">
            <text:p>135.463</text:p>
          </table:table-cell>
          <table:table-cell office:value-type="float" office:value="0.071">
            <text:p>0.071</text:p>
          </table:table-cell>
        </table:table-row>
        <table:table-row table:style-name="ro1">
          <table:table-cell office:value-type="string">
            <text:p>out/kratos/kratos-8-8096-dist</text:p>
          </table:table-cell>
          <table:table-cell office:value-type="string">
            <text:p>Kratos</text:p>
          </table:table-cell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967104">
            <text:p>967104</text:p>
          </table:table-cell>
          <table:table-cell office:value-type="float" office:value="32416">
            <text:p>32416</text:p>
          </table:table-cell>
          <table:table-cell office:value-type="float" office:value="141811">
            <text:p>141811</text:p>
          </table:table-cell>
          <table:table-cell office:value-type="float" office:value="187.442">
            <text:p>187.442</text:p>
          </table:table-cell>
          <table:table-cell office:value-type="float" office:value="141.216">
            <text:p>141.216</text:p>
          </table:table-cell>
          <table:table-cell office:value-type="float" office:value="46.226">
            <text:p>46.226</text:p>
          </table:table-cell>
          <table:table-cell office:value-type="float" office:value="186.937">
            <text:p>186.937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string">
            <text:p>out/kratos/kratos-4-8096-dist</text:p>
          </table:table-cell>
          <table:table-cell office:value-type="string">
            <text:p>Kratos</text:p>
          </table:table-cell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945552">
            <text:p>945552</text:p>
          </table:table-cell>
          <table:table-cell office:value-type="float" office:value="32416">
            <text:p>32416</text:p>
          </table:table-cell>
          <table:table-cell office:value-type="float" office:value="245285">
            <text:p>245285</text:p>
          </table:table-cell>
          <table:table-cell office:value-type="float" office:value="325.345">
            <text:p>325.345</text:p>
          </table:table-cell>
          <table:table-cell office:value-type="float" office:value="272.548">
            <text:p>272.548</text:p>
          </table:table-cell>
          <table:table-cell office:value-type="float" office:value="52.797">
            <text:p>52.797</text:p>
          </table:table-cell>
          <table:table-cell office:value-type="float" office:value="324.896">
            <text:p>324.896</text:p>
          </table:table-cell>
          <table:table-cell office:value-type="float" office:value="0.044">
            <text:p>0.044</text:p>
          </table:table-cell>
        </table:table-row>
        <table:table-row table:style-name="ro1">
          <table:table-cell office:value-type="string">
            <text:p>out/kratos/kratos-2-8096-dist</text:p>
          </table:table-cell>
          <table:table-cell office:value-type="string">
            <text:p>Kratos</text:p>
          </table:table-cell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860576">
            <text:p>860576</text:p>
          </table:table-cell>
          <table:table-cell office:value-type="float" office:value="32416">
            <text:p>32416</text:p>
          </table:table-cell>
          <table:table-cell office:value-type="float" office:value="332721">
            <text:p>332721</text:p>
          </table:table-cell>
          <table:table-cell office:value-type="float" office:value="543.196">
            <text:p>543.196</text:p>
          </table:table-cell>
          <table:table-cell office:value-type="float" office:value="507.207">
            <text:p>507.207</text:p>
          </table:table-cell>
          <table:table-cell office:value-type="float" office:value="35.989">
            <text:p>35.989</text:p>
          </table:table-cell>
          <table:table-cell office:value-type="float" office:value="542.464">
            <text:p>542.464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string">
            <text:p>out/kratos/kratos-16-clustering</text:p>
          </table:table-cell>
          <table:table-cell office:value-type="string">
            <text:p>Kratos</text:p>
          </table:table-cell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clustering</text:p>
          </table:table-cell>
          <table:table-cell office:value-type="float" office:value="481664">
            <text:p>481664</text:p>
          </table:table-cell>
          <table:table-cell office:value-type="float" office:value="16408">
            <text:p>16408</text:p>
          </table:table-cell>
          <table:table-cell office:value-type="float" office:value="38359">
            <text:p>38359</text:p>
          </table:table-cell>
          <table:table-cell office:value-type="float" office:value="38.112">
            <text:p>38.112</text:p>
          </table:table-cell>
          <table:table-cell office:value-type="float" office:value="24.974">
            <text:p>24.974</text:p>
          </table:table-cell>
          <table:table-cell office:value-type="float" office:value="13.138">
            <text:p>13.138</text:p>
          </table:table-cell>
          <table:table-cell office:value-type="float" office:value="38.016">
            <text:p>38.016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out/kratos/kratos-16-dist</text:p>
          </table:table-cell>
          <table:table-cell office:value-type="string">
            <text:p>Kratos</text:p>
          </table:table-cell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481008">
            <text:p>481008</text:p>
          </table:table-cell>
          <table:table-cell office:value-type="float" office:value="16408">
            <text:p>16408</text:p>
          </table:table-cell>
          <table:table-cell office:value-type="float" office:value="38359">
            <text:p>38359</text:p>
          </table:table-cell>
          <table:table-cell office:value-type="float" office:value="35.635">
            <text:p>35.635</text:p>
          </table:table-cell>
          <table:table-cell office:value-type="float" office:value="20.329">
            <text:p>20.329</text:p>
          </table:table-cell>
          <table:table-cell office:value-type="float" office:value="15.307">
            <text:p>15.307</text:p>
          </table:table-cell>
          <table:table-cell office:value-type="float" office:value="35.55">
            <text:p>35.55</text:p>
          </table:table-cell>
          <table:table-cell office:value-type="float" office:value="0.017">
            <text:p>0.017</text:p>
          </table:table-cell>
        </table:table-row>
        <table:table-row table:style-name="ro1">
          <table:table-cell office:value-type="string">
            <text:p>out/kratos/kratos-16-rr</text:p>
          </table:table-cell>
          <table:table-cell office:value-type="string">
            <text:p>Kratos</text:p>
          </table:table-cell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round robin</text:p>
          </table:table-cell>
          <table:table-cell office:value-type="float" office:value="480192">
            <text:p>480192</text:p>
          </table:table-cell>
          <table:table-cell office:value-type="float" office:value="16408">
            <text:p>16408</text:p>
          </table:table-cell>
          <table:table-cell office:value-type="float" office:value="38388">
            <text:p>38388</text:p>
          </table:table-cell>
          <table:table-cell office:value-type="float" office:value="38.026">
            <text:p>38.026</text:p>
          </table:table-cell>
          <table:table-cell office:value-type="float" office:value="24.894">
            <text:p>24.894</text:p>
          </table:table-cell>
          <table:table-cell office:value-type="float" office:value="13.131">
            <text:p>13.131</text:p>
          </table:table-cell>
          <table:table-cell office:value-type="float" office:value="37.911">
            <text:p>37.911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string">
            <text:p>out/kratos/kratos-8-clustering</text:p>
          </table:table-cell>
          <table:table-cell office:value-type="string">
            <text:p>Kratos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clustering</text:p>
          </table:table-cell>
          <table:table-cell office:value-type="float" office:value="473200">
            <text:p>473200</text:p>
          </table:table-cell>
          <table:table-cell office:value-type="float" office:value="16408">
            <text:p>16408</text:p>
          </table:table-cell>
          <table:table-cell office:value-type="float" office:value="71852">
            <text:p>71852</text:p>
          </table:table-cell>
          <table:table-cell office:value-type="float" office:value="53.683">
            <text:p>53.683</text:p>
          </table:table-cell>
          <table:table-cell office:value-type="float" office:value="36.502">
            <text:p>36.502</text:p>
          </table:table-cell>
          <table:table-cell office:value-type="float" office:value="17.181">
            <text:p>17.181</text:p>
          </table:table-cell>
          <table:table-cell office:value-type="float" office:value="53.578">
            <text:p>53.578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out/kratos/kratos-8-dist</text:p>
          </table:table-cell>
          <table:table-cell office:value-type="string">
            <text:p>Kratos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474384">
            <text:p>474384</text:p>
          </table:table-cell>
          <table:table-cell office:value-type="float" office:value="16408">
            <text:p>16408</text:p>
          </table:table-cell>
          <table:table-cell office:value-type="float" office:value="71705">
            <text:p>71705</text:p>
          </table:table-cell>
          <table:table-cell office:value-type="float" office:value="48.765">
            <text:p>48.765</text:p>
          </table:table-cell>
          <table:table-cell office:value-type="float" office:value="36.318">
            <text:p>36.318</text:p>
          </table:table-cell>
          <table:table-cell office:value-type="float" office:value="12.447">
            <text:p>12.447</text:p>
          </table:table-cell>
          <table:table-cell office:value-type="float" office:value="48.637">
            <text:p>48.637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string">
            <text:p>out/kratos/kratos-8-rr</text:p>
          </table:table-cell>
          <table:table-cell office:value-type="string">
            <text:p>Kratos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round robin</text:p>
          </table:table-cell>
          <table:table-cell office:value-type="float" office:value="473664">
            <text:p>473664</text:p>
          </table:table-cell>
          <table:table-cell office:value-type="float" office:value="16408">
            <text:p>16408</text:p>
          </table:table-cell>
          <table:table-cell office:value-type="float" office:value="71797">
            <text:p>71797</text:p>
          </table:table-cell>
          <table:table-cell office:value-type="float" office:value="61.486">
            <text:p>61.486</text:p>
          </table:table-cell>
          <table:table-cell office:value-type="float" office:value="47.704">
            <text:p>47.704</text:p>
          </table:table-cell>
          <table:table-cell office:value-type="float" office:value="13.782">
            <text:p>13.782</text:p>
          </table:table-cell>
          <table:table-cell office:value-type="float" office:value="61.371">
            <text:p>61.371</text:p>
          </table:table-cell>
          <table:table-cell office:value-type="float" office:value="0.002">
            <text:p>0.002</text:p>
          </table:table-cell>
        </table:table-row>
        <table:table-row table:style-name="ro1">
          <table:table-cell office:value-type="string">
            <text:p>out/kratos/kratos-4-clustering</text:p>
          </table:table-cell>
          <table:table-cell office:value-type="string">
            <text:p>Kratos</text:p>
          </table:table-cell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clustering</text:p>
          </table:table-cell>
          <table:table-cell office:value-type="float" office:value="461600">
            <text:p>461600</text:p>
          </table:table-cell>
          <table:table-cell office:value-type="float" office:value="16408">
            <text:p>16408</text:p>
          </table:table-cell>
          <table:table-cell office:value-type="float" office:value="124034">
            <text:p>124034</text:p>
          </table:table-cell>
          <table:table-cell office:value-type="float" office:value="83.851">
            <text:p>83.851</text:p>
          </table:table-cell>
          <table:table-cell office:value-type="float" office:value="66.949">
            <text:p>66.949</text:p>
          </table:table-cell>
          <table:table-cell office:value-type="float" office:value="16.901">
            <text:p>16.901</text:p>
          </table:table-cell>
          <table:table-cell office:value-type="float" office:value="83.725">
            <text:p>83.725</text:p>
          </table:table-cell>
          <table:table-cell office:value-type="float" office:value="0.061">
            <text:p>0.061</text:p>
          </table:table-cell>
        </table:table-row>
        <table:table-row table:style-name="ro1">
          <table:table-cell office:value-type="string">
            <text:p>out/kratos/kratos-4-dist</text:p>
          </table:table-cell>
          <table:table-cell office:value-type="string">
            <text:p>Kratos</text:p>
          </table:table-cell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460992">
            <text:p>460992</text:p>
          </table:table-cell>
          <table:table-cell office:value-type="float" office:value="16408">
            <text:p>16408</text:p>
          </table:table-cell>
          <table:table-cell office:value-type="float" office:value="123828">
            <text:p>123828</text:p>
          </table:table-cell>
          <table:table-cell office:value-type="float" office:value="91.14">
            <text:p>91.14</text:p>
          </table:table-cell>
          <table:table-cell office:value-type="float" office:value="76.441">
            <text:p>76.441</text:p>
          </table:table-cell>
          <table:table-cell office:value-type="float" office:value="14.7">
            <text:p>14.7</text:p>
          </table:table-cell>
          <table:table-cell office:value-type="float" office:value="91.013">
            <text:p>91.013</text:p>
          </table:table-cell>
          <table:table-cell office:value-type="float" office:value="0.003">
            <text:p>0.003</text:p>
          </table:table-cell>
        </table:table-row>
        <table:table-row table:style-name="ro1">
          <table:table-cell office:value-type="string">
            <text:p>out/kratos/kratos-4-rr</text:p>
          </table:table-cell>
          <table:table-cell office:value-type="string">
            <text:p>Kratos</text:p>
          </table:table-cell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round robin</text:p>
          </table:table-cell>
          <table:table-cell office:value-type="float" office:value="460368">
            <text:p>460368</text:p>
          </table:table-cell>
          <table:table-cell office:value-type="float" office:value="16408">
            <text:p>16408</text:p>
          </table:table-cell>
          <table:table-cell office:value-type="float" office:value="124116">
            <text:p>124116</text:p>
          </table:table-cell>
          <table:table-cell office:value-type="float" office:value="90.718">
            <text:p>90.718</text:p>
          </table:table-cell>
          <table:table-cell office:value-type="float" office:value="76.348">
            <text:p>76.348</text:p>
          </table:table-cell>
          <table:table-cell office:value-type="float" office:value="14.371">
            <text:p>14.371</text:p>
          </table:table-cell>
          <table:table-cell office:value-type="float" office:value="90.585">
            <text:p>90.585</text:p>
          </table:table-cell>
          <table:table-cell office:value-type="float" office:value="0.015">
            <text:p>0.015</text:p>
          </table:table-cell>
        </table:table-row>
        <table:table-row table:style-name="ro1">
          <table:table-cell office:value-type="string">
            <text:p>out/kratos/kratos-2-clustering</text:p>
          </table:table-cell>
          <table:table-cell office:value-type="string">
            <text:p>Kratos</text:p>
          </table:table-cell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clustering</text:p>
          </table:table-cell>
          <table:table-cell office:value-type="float" office:value="426080">
            <text:p>426080</text:p>
          </table:table-cell>
          <table:table-cell office:value-type="float" office:value="16408">
            <text:p>16408</text:p>
          </table:table-cell>
          <table:table-cell office:value-type="float" office:value="168332">
            <text:p>168332</text:p>
          </table:table-cell>
          <table:table-cell office:value-type="float" office:value="129.584">
            <text:p>129.584</text:p>
          </table:table-cell>
          <table:table-cell office:value-type="float" office:value="119.679">
            <text:p>119.679</text:p>
          </table:table-cell>
          <table:table-cell office:value-type="float" office:value="9.904">
            <text:p>9.904</text:p>
          </table:table-cell>
          <table:table-cell office:value-type="float" office:value="129.427">
            <text:p>129.427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string">
            <text:p>out/kratos/kratos-2-dist</text:p>
          </table:table-cell>
          <table:table-cell office:value-type="string">
            <text:p>Kratos</text:p>
          </table:table-cell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427648">
            <text:p>427648</text:p>
          </table:table-cell>
          <table:table-cell office:value-type="float" office:value="16408">
            <text:p>16408</text:p>
          </table:table-cell>
          <table:table-cell office:value-type="float" office:value="167976">
            <text:p>167976</text:p>
          </table:table-cell>
          <table:table-cell office:value-type="float" office:value="141.097">
            <text:p>141.097</text:p>
          </table:table-cell>
          <table:table-cell office:value-type="float" office:value="129.398">
            <text:p>129.398</text:p>
          </table:table-cell>
          <table:table-cell office:value-type="float" office:value="11.699">
            <text:p>11.699</text:p>
          </table:table-cell>
          <table:table-cell office:value-type="float" office:value="140.934">
            <text:p>140.934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string">
            <text:p>out/kratos/kratos-2-rr</text:p>
          </table:table-cell>
          <table:table-cell office:value-type="string">
            <text:p>Kratos</text:p>
          </table:table-cell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round robin</text:p>
          </table:table-cell>
          <table:table-cell office:value-type="float" office:value="428496">
            <text:p>428496</text:p>
          </table:table-cell>
          <table:table-cell office:value-type="float" office:value="16408">
            <text:p>16408</text:p>
          </table:table-cell>
          <table:table-cell office:value-type="float" office:value="168203">
            <text:p>168203</text:p>
          </table:table-cell>
          <table:table-cell office:value-type="float" office:value="139.105">
            <text:p>139.105</text:p>
          </table:table-cell>
          <table:table-cell office:value-type="float" office:value="127.265">
            <text:p>127.265</text:p>
          </table:table-cell>
          <table:table-cell office:value-type="float" office:value="11.841">
            <text:p>11.841</text:p>
          </table:table-cell>
          <table:table-cell office:value-type="float" office:value="138.93">
            <text:p>138.93</text:p>
          </table:table-cell>
          <table:table-cell office:value-type="float" office:value="0.011">
            <text:p>0.011</text:p>
          </table:table-cell>
        </table:table-row>
        <table:table-row table:style-name="ro1">
          <table:table-cell office:value-type="string">
            <text:p>out/kratos/kratos-1-rr</text:p>
          </table:table-cell>
          <table:table-cell office:value-type="string">
            <text:p>Kratos</text:p>
          </table:table-cell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round robin</text:p>
          </table:table-cell>
          <table:table-cell office:value-type="float" office:value="338544">
            <text:p>338544</text:p>
          </table:table-cell>
          <table:table-cell office:value-type="float" office:value="16408">
            <text:p>16408</text:p>
          </table:table-cell>
          <table:table-cell office:value-type="float" office:value="0">
            <text:p>0</text:p>
          </table:table-cell>
          <table:table-cell office:value-type="float" office:value="230.933">
            <text:p>230.933</text:p>
          </table:table-cell>
          <table:table-cell office:value-type="float" office:value="229.589">
            <text:p>229.589</text:p>
          </table:table-cell>
          <table:table-cell office:value-type="float" office:value="1.344">
            <text:p>1.344</text:p>
          </table:table-cell>
          <table:table-cell office:value-type="float" office:value="230.71">
            <text:p>230.71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string">
            <text:p>out/kratos/kratos-1-clustering</text:p>
          </table:table-cell>
          <table:table-cell office:value-type="string">
            <text:p>Kratos</text:p>
          </table:table-cell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clustering</text:p>
          </table:table-cell>
          <table:table-cell office:value-type="float" office:value="337168">
            <text:p>337168</text:p>
          </table:table-cell>
          <table:table-cell office:value-type="float" office:value="16408">
            <text:p>16408</text:p>
          </table:table-cell>
          <table:table-cell office:value-type="float" office:value="0">
            <text:p>0</text:p>
          </table:table-cell>
          <table:table-cell office:value-type="float" office:value="237.175">
            <text:p>237.175</text:p>
          </table:table-cell>
          <table:table-cell office:value-type="float" office:value="235.693">
            <text:p>235.693</text:p>
          </table:table-cell>
          <table:table-cell office:value-type="float" office:value="1.481">
            <text:p>1.481</text:p>
          </table:table-cell>
          <table:table-cell office:value-type="float" office:value="236.943">
            <text:p>236.943</text:p>
          </table:table-cell>
          <table:table-cell office:value-type="float" office:value="0.002">
            <text:p>0.002</text:p>
          </table:table-cell>
        </table:table-row>
        <table:table-row table:style-name="ro1">
          <table:table-cell office:value-type="string">
            <text:p>out/kratos/kratos-1-distance</text:p>
          </table:table-cell>
          <table:table-cell office:value-type="string">
            <text:p>Kratos</text:p>
          </table:table-cell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338640">
            <text:p>338640</text:p>
          </table:table-cell>
          <table:table-cell office:value-type="float" office:value="16408">
            <text:p>16408</text:p>
          </table:table-cell>
          <table:table-cell office:value-type="float" office:value="0">
            <text:p>0</text:p>
          </table:table-cell>
          <table:table-cell office:value-type="float" office:value="231.942">
            <text:p>231.942</text:p>
          </table:table-cell>
          <table:table-cell office:value-type="float" office:value="230.623">
            <text:p>230.623</text:p>
          </table:table-cell>
          <table:table-cell office:value-type="float" office:value="1.319">
            <text:p>1.319</text:p>
          </table:table-cell>
          <table:table-cell office:value-type="float" office:value="231.722">
            <text:p>231.722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/>
          <table:table-cell office:value-type="string">
            <text:p>Kratos</text:p>
          </table:table-cell>
          <table:table-cell office:value-type="float" office:value="1">
            <text:p>1</text:p>
          </table:table-cell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string">
            <text:p>distance</text:p>
          </table:table-cell>
          <table:table-cell office:value-type="float" office:value="673040">
            <text:p>673040</text:p>
          </table:table-cell>
          <table:table-cell office:value-type="float" office:value="32408">
            <text:p>32408</text:p>
          </table:table-cell>
          <table:table-cell office:value-type="float" office:value="0">
            <text:p>0</text:p>
          </table:table-cell>
          <table:table-cell office:value-type="float" office:value="864.094">
            <text:p>864.094</text:p>
          </table:table-cell>
          <table:table-cell office:value-type="float" office:value="861.057">
            <text:p>861.057</text:p>
          </table:table-cell>
          <table:table-cell office:value-type="float" office:value="3.037">
            <text:p>3.037</text:p>
          </table:table-cell>
          <table:table-cell office:value-type="float" office:value="863.313">
            <text:p>863.313</text:p>
          </table:table-cell>
          <table:table-cell office:value-type="float" office:value="0.004">
            <text:p>0.004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N37" table:contains-header="false">
          <table:sort>
            <table:sort-by table:field-number="1" table:data-type="automatic"/>
            <table:sort-by table:field-number="3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Patti</meta:initial-creator>
    <meta:creation-date>2012-05-07T15:23:54</meta:creation-date>
    <dc:date>2012-05-07T16:56:54</dc:date>
    <dc:creator>Doug Patti</dc:creator>
    <meta:editing-duration>PT1H30M10S</meta:editing-duration>
    <meta:editing-cycles>15</meta:editing-cycles>
    <meta:generator>LibreOffice/3.5$Linux_x86 LibreOffice_project/350m1$Build-202</meta:generator>
    <meta:document-statistic meta:table-count="3" meta:cell-count="516" meta:object-count="0"/>
  </office:meta>
</office:document-meta>
</file>